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32B000039C6000017765AE3F7D0.wmf" manifest:media-type=""/>
  <manifest:file-entry manifest:full-path="Pictures/1000020000000104000000CB24525A8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27b6fd"/>
    </style:style>
    <style:style style:name="P6" style:family="paragraph" style:parent-style-name="Standard">
      <style:paragraph-properties fo:text-align="start" style:justify-single-word="false"/>
      <style:text-properties officeooo:paragraph-rsid="0027b6fd"/>
    </style:style>
    <style:style style:name="P7" style:family="paragraph" style:parent-style-name="Standard">
      <style:paragraph-properties fo:text-align="center" style:justify-single-word="false"/>
      <style:text-properties officeooo:paragraph-rsid="0027b6fd"/>
    </style:style>
    <style:style style:name="P8" style:family="paragraph" style:parent-style-name="Standard" style:list-style-name="L2">
      <style:paragraph-properties fo:text-align="start" style:justify-single-word="false"/>
      <style:text-properties fo:font-style="normal" officeooo:paragraph-rsid="0027b6f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paragraph-rsid="0027b6fd" style:font-style-asian="normal" style:font-style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Times New Roman" fo:font-size="12pt" fo:language="en" fo:country="US" fo:font-style="normal" fo:font-weight="normal" officeooo:paragraph-rsid="0027b6fd" style:language-asian="en" style:country-asian="US" style:font-size-complex="12pt"/>
    </style:style>
    <style:style style:name="P11" style:family="paragraph" style:parent-style-name="Standard">
      <style:paragraph-properties style:text-autospace="none" style:writing-mode="lr-tb"/>
      <style:text-properties fo:font-size="12pt" fo:language="en" fo:country="US" officeooo:paragraph-rsid="0027b6fd" style:language-asian="en" style:country-asian="US" style:font-size-complex="12pt"/>
    </style:style>
    <style:style style:name="P12" style:family="paragraph" style:parent-style-name="Standard" style:list-style-name="RTF_5f_Num_20_2">
      <style:paragraph-properties fo:margin-left="0in" fo:margin-right="0in" fo:text-indent="0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officeooo:paragraph-rsid="0027b6fd" style:language-asian="en" style:country-asian="US" style:font-size-complex="12pt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officeooo:rsid="00232977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41% 100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#<text:variable-set text:name="Assignment" office:value-type="float" office:value="20" style:data-style-name="N0">20</text:variable-set>: Wave Fundamentals</text:p>
      <text:p text:style-name="P6"/>
      <text:list xml:id="list6742481381276446854" text:style-name="L2">
        <text:list-item>
          <text:p text:style-name="P8">Define: </text:p>
          <text:list>
            <text:list-item>
              <text:p text:style-name="P8">Wave - </text:p>
            </text:list-item>
          </text:list>
        </text:list-item>
      </text:list>
      <text:p text:style-name="P9"/>
      <text:list xml:id="list72744590180139" text:continue-numbering="true" text:style-name="L2">
        <text:list-item>
          <text:list>
            <text:list-item>
              <text:p text:style-name="P8">Period - </text:p>
            </text:list-item>
          </text:list>
        </text:list-item>
      </text:list>
      <text:p text:style-name="P9"/>
      <text:list xml:id="list72744752490529" text:continue-numbering="true" text:style-name="L2">
        <text:list-item>
          <text:list>
            <text:list-item>
              <text:p text:style-name="P8">Frequency - </text:p>
            </text:list-item>
          </text:list>
        </text:list-item>
      </text:list>
      <text:p text:style-name="P9"/>
      <text:list xml:id="list72745079975604" text:continue-numbering="true" text:style-name="L2">
        <text:list-item>
          <text:list>
            <text:list-item>
              <text:p text:style-name="P8">Wavelength - </text:p>
            </text:list-item>
          </text:list>
        </text:list-item>
      </text:list>
      <text:p text:style-name="P9"/>
      <text:list xml:id="list72744984159158" text:continue-numbering="true" text:style-name="L2">
        <text:list-item>
          <text:list>
            <text:list-item>
              <text:p text:style-name="P8">Longitudinal Wave - </text:p>
            </text:list-item>
          </text:list>
        </text:list-item>
      </text:list>
      <text:p text:style-name="P9"/>
      <text:list xml:id="list72744834929296" text:continue-numbering="true" text:style-name="L2">
        <text:list-item>
          <text:list>
            <text:list-item>
              <text:p text:style-name="P8">Transverse Wave - </text:p>
            </text:list-item>
          </text:list>
        </text:list-item>
      </text:list>
      <text:p text:style-name="P9"/>
      <text:list xml:id="list72746419664165" text:continue-numbering="true" text:style-name="L2">
        <text:list-item>
          <text:list>
            <text:list-item>
              <text:p text:style-name="P8">Crest - </text:p>
            </text:list-item>
          </text:list>
        </text:list-item>
      </text:list>
      <text:p text:style-name="P9"/>
      <text:list xml:id="list72746199826638" text:continue-numbering="true" text:style-name="L2">
        <text:list-item>
          <text:list>
            <text:list-item>
              <text:p text:style-name="P8">Trough-</text:p>
            </text:list-item>
          </text:list>
        </text:list-item>
      </text:list>
      <text:p text:style-name="P9"/>
      <text:list xml:id="list72745057944507" text:continue-numbering="true" text:style-name="L2">
        <text:list-item>
          <text:p text:style-name="P8">Label crests, troughs, amplitude, and wavelength on the following wave:</text:p>
        </text:list-item>
      </text:list>
      <text:p text:style-name="P9"><draw:frame draw:style-name="fr2" draw:name="graphics2" text:anchor-type="paragraph" svg:x="0.1701in" svg:y="0.011in" svg:width="5.8228in" svg:height="1.9453in" draw:z-index="3"><draw:image xlink:href="Pictures/2000032B000039C6000017765AE3F7D0.wmf" xlink:type="simple" xlink:show="embed" xlink:actuate="onLoad"/></draw:frame></text:p>
      <text:p text:style-name="P9"/>
      <text:list xml:id="list72744571140192" text:continue-numbering="true" text:style-name="L2">
        <text:list-item>
          <text:p text:style-name="P8"><text:s/>An ocean wave has a period of 2 seconds. <text:s/>What is its frequency?</text:p>
        </text:list-item>
      </text:list>
      <text:p text:style-name="P9"/>
      <text:p text:style-name="P9"/>
      <text:p text:style-name="P9"/>
      <text:list xml:id="list72746082078383" text:continue-numbering="true" text:style-name="L2">
        <text:list-item>
          <text:p text:style-name="P8"><text:s/>A wave in a slinky has a period of 0.5 seconds. <text:s/>What is its frequency?</text:p>
        </text:list-item>
      </text:list>
      <text:p text:style-name="P9"/>
      <text:p text:style-name="P9"/>
      <text:p text:style-name="P9"/>
      <text:list xml:id="list72744801859179" text:continue-numbering="true" text:style-name="L2">
        <text:list-item>
          <text:p text:style-name="P8">A sound wave has a frequency of 1000 Hz. <text:s/>What is its period? </text:p>
        </text:list-item>
      </text:list>
      <text:p text:style-name="P9"/>
      <text:p text:style-name="P9"/>
      <text:p text:style-name="P9"/>
      <text:list xml:id="list72745343717908" text:continue-numbering="true" text:style-name="L2">
        <text:list-item>
          <text:p text:style-name="P8">A wave has a wavelength of 5 meters. <text:s/>It has a frequency of 3 Hz. <text:s/>What is its velocity?</text:p>
        </text:list-item>
      </text:list>
      <text:p text:style-name="P9"/>
      <text:p text:style-name="P9"><text:soft-page-break/></text:p>
      <text:p text:style-name="P9"/>
      <text:list xml:id="list72744497131694" text:continue-numbering="true" text:style-name="L2">
        <text:list-item>
          <text:p text:style-name="P8"><text:s/>What is the velocity of a wave that has a frequency of 1000 Hz and a wavelength of 2.2 meters?</text:p>
        </text:list-item>
      </text:list>
      <text:p text:style-name="P9"/>
      <text:p text:style-name="P9"/>
      <text:p text:style-name="P9"/>
      <text:list xml:id="list72746174923132" text:continue-numbering="true" text:style-name="L2">
        <text:list-item>
          <text:p text:style-name="P8">A wave travels through a rope. <text:s/>Its velocity is 5 m/s and its wavelength is 10 meters. <text:s/>What is its frequency?</text:p>
        </text:list-item>
      </text:list>
      <text:p text:style-name="P9"/>
      <text:p text:style-name="P9"/>
      <text:p text:style-name="P9"/>
      <text:list xml:id="list72745625973385" text:continue-numbering="true" text:style-name="L2">
        <text:list-item>
          <text:p text:style-name="P5"><text:span text:style-name="T5">11. An electromagnetic wave travels at a speed of 3 x 10</text:span><text:span text:style-name="T3">8</text:span><text:span text:style-name="T5"> m/s. <text:s/>Its wavelength is 6 x 10</text:span><text:span text:style-name="T3">-7</text:span><text:span text:style-name="T5"> m.</text:span></text:p>
          <text:list>
            <text:list-item>
              <text:p text:style-name="P8"><text:s/>What is the frequency of the wave?</text:p>
            </text:list-item>
          </text:list>
        </text:list-item>
      </text:list>
      <text:p text:style-name="P9"/>
      <text:p text:style-name="P9"/>
      <text:p text:style-name="P9"/>
      <text:list xml:id="list72744466046870" text:continue-numbering="true" text:style-name="L2">
        <text:list-item>
          <text:list>
            <text:list-item>
              <text:p text:style-name="P5">What is the period of the wave?</text:p>
            </text:list-item>
          </text:list>
        </text:list-item>
      </text:list>
      <text:p text:style-name="P6"/>
      <text:p text:style-name="P6"/>
      <text:list xml:id="list72745069250490" text:continue-numbering="true" text:style-name="L2">
        <text:list-item>
          <text:p text:style-name="P8">An ocean wave has a wavelength of 10 meters. <text:s/>It has a frequency of 0.5 Hz. <text:s/></text:p>
          <text:list>
            <text:list-item>
              <text:p text:style-name="P8">What is the period of the wave? </text:p>
            </text:list-item>
          </text:list>
        </text:list-item>
      </text:list>
      <text:p text:style-name="P9"/>
      <text:p text:style-name="P9"/>
      <text:list xml:id="list72745920999485" text:continue-numbering="true" text:style-name="L2">
        <text:list-item>
          <text:list>
            <text:list-item>
              <text:p text:style-name="P8">What is its velocity?</text:p>
            </text:list-item>
          </text:list>
        </text:list-item>
      </text:list>
      <text:p text:style-name="P9"/>
      <text:p text:style-name="P9"/>
      <text:p text:style-name="P9"/>
      <text:list xml:id="list72745990858770" text:continue-numbering="true" text:style-name="L2">
        <text:list-item>
          <text:p text:style-name="P8">An earthquake generates waves with a frequency of 30 Hz. <text:s/>The waves have a wavelength of 100m. What is the velocity of the waves?</text:p>
        </text:list-item>
      </text:list>
      <text:p text:style-name="P9"/>
      <text:p text:style-name="P9"/>
      <text:p text:style-name="P9"/>
      <text:p text:style-name="P9"/>
      <text:list xml:id="list72745187608472" text:continue-numbering="true" text:style-name="L2">
        <text:list-item>
          <text:p text:style-name="P5"><text:span text:style-name="T5">Radio waves travel at a velocity of 3 x 10</text:span><text:span text:style-name="T3">8</text:span><text:span text:style-name="T5"> m/s. <text:s/>What is the wavelength of a radio wave with a frequency of 1.5 x 10</text:span><text:span text:style-name="T3">8</text:span><text:span text:style-name="T5"> Hz?</text:span></text:p>
        </text:list-item>
      </text:list>
      <text:p text:style-name="P9"/>
      <text:p text:style-name="P9"/>
      <text:p text:style-name="P9"/>
      <text:list xml:id="list72745191798024" text:continue-numbering="true" text:style-name="L2">
        <text:list-item>
          <text:p text:style-name="P8">What is the frequency of a wave that takes 0.25 seconds to repeat itself?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72745971473608" text:continue-numbering="true" text:style-name="L2">
        <text:list-item>
          <text:p text:style-name="P10"><text:soft-page-break/>Raymond does a cannonball into a swimming pool. <text:s/>The waves he generates have a frequency of 0.5 Hz and a wavelength of 3 m. <text:s/>What is the velocity of these waves?</text:p>
        </text:list-item>
      </text:list>
      <text:p text:style-name="P11"/>
      <text:p text:style-name="P11"/>
      <text:p text:style-name="P11"/>
      <text:p text:style-name="P11"/>
      <text:p text:style-name="P11"/>
      <text:list xml:id="list72746201401243" text:continue-list="list72745971473608" text:style-name="RTF_5f_Num_20_2">
        <text:list-item>
          <text:p text:style-name="P12">A sound wave travels at a velocity of 343 m/s. <text:s/>What is the wavelength of a sound that has a frequency of 440 Hz?</text:p>
        </text:list-item>
      </text:list>
      <text:p text:style-name="P11"/>
      <text:p text:style-name="P11"/>
      <text:p text:style-name="P11"/>
      <text:p text:style-name="P11"/>
      <text:p text:style-name="P11"/>
      <text:list xml:id="list72744599307405" text:continue-numbering="true" text:style-name="RTF_5f_Num_20_2">
        <text:list-item>
          <text:p text:style-name="P12">Gravity waves are thought to be produced by massive stars interacting with each other. <text:s/>If gravity waves travel at a speed of 3.0 x 10<text:span text:style-name="T6">8</text:span> m/s, what is the wavelength of a gravity wave with a frequency of 2.0 x 10<text:span text:style-name="T6">-6</text:span> Hz?</text:p>
        </text:list-item>
      </text:list>
      <text:p text:style-name="P11"/>
      <text:p text:style-name="P11"/>
      <text:p text:style-name="P11"/>
      <text:p text:style-name="P11"/>
      <text:p text:style-name="P11"/>
      <text:list xml:id="list72746193688920" text:continue-numbering="true" text:style-name="RTF_5f_Num_20_2">
        <text:list-item>
          <text:p text:style-name="P12">A wave in a slinkey repeats itself every 2 seconds. </text:p>
          <text:list>
            <text:list-item>
              <text:p text:style-name="P12">What is the frequency of the wave?</text:p>
            </text:list-item>
          </text:list>
        </text:list-item>
      </text:list>
      <text:p text:style-name="P11"/>
      <text:p text:style-name="P11"/>
      <text:p text:style-name="P11"/>
      <text:p text:style-name="P11"/>
      <text:list xml:id="list72746428878521" text:continue-numbering="true" text:style-name="RTF_5f_Num_20_2">
        <text:list-item>
          <text:list>
            <text:list-item>
              <text:p text:style-name="P12">If the wave travels with a velocity of 5 m/s, what is the wavelength of the wave?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list xml:id="list72746360601912" text:continue-numbering="true" text:style-name="RTF_5f_Num_20_2">
        <text:list-item>
          <text:p text:style-name="P12">Some people in the stadium decide to do the wave. <text:s/>It takes the wave 10 seconds to travel around the stadium, a distance of 250 m. <text:s/></text:p>
          <text:list>
            <text:list-item>
              <text:p text:style-name="P12">What is the velocity of the wave?</text:p>
            </text:list-item>
          </text:list>
        </text:list-item>
      </text:list>
      <text:p text:style-name="P11"/>
      <text:p text:style-name="P11"/>
      <text:p text:style-name="P11"/>
      <text:list xml:id="list72745147449758" text:continue-numbering="true" text:style-name="RTF_5f_Num_20_2">
        <text:list-item>
          <text:list>
            <text:list-item>
              <text:p text:style-name="P12">What is the frequency of the wave?</text:p>
            </text:list-item>
          </text:list>
        </text:list-item>
      </text:list>
      <text:p text:style-name="P11"/>
      <text:list xml:id="list72745026534217" text:continue-list="list72745147449758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text:style-name="RTF_5f_Num_20_2_20_2" style:num-suffix=")" style:num-format="a" style:num-letter-sync="true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in" svg:y="-0.2862in" svg:width="0.7709in" svg:height="0.6016in" draw:z-index="2"><draw:image xlink:href="Pictures/1000020000000104000000CB24525A87.gif" xlink:type="simple" xlink:show="embed" xlink:actuate="onLoad"/></draw:frame> <text:s text:c="17"/><text:span text:style-name="MT1">Name: <text:tab/><text:tab/></text:span><text:span text:style-name="MT1"><text:date style:data-style-name="N37" text:date-value="2016-02-18T07:27:44.273815043" text:date-adjust="PT24H00M00S">02/19/16</text:date></text:span></text:p>
      </style:header>
      <style:footer>
        <text:p text:style-name="MP1">1<text:span text:style-name="MT2">st</text:span> Nine Weeks<text:tab/><text:page-number text:select-page="current">1</text:page-number>/<text:page-count>3</text:page-count><text:tab/>Assignment <text:variable-get text:name="Assignment" style:data-style-name="N0">2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07:27:03.148780314</meta:creation-date>
    <meta:editing-duration>PT41S</meta:editing-duration>
    <meta:editing-cycles>2</meta:editing-cycles>
    <meta:generator>LibreOffice/4.3.7.2$Linux_X86_64 LibreOffice_project/430$Build-2</meta:generator>
    <dc:date>2016-02-18T07:27:44.196390531</dc:date>
    <meta:document-statistic meta:table-count="0" meta:image-count="2" meta:object-count="0" meta:page-count="3" meta:paragraph-count="37" meta:word-count="472" meta:character-count="2309" meta:non-whitespace-character-count="1853"/>
  </office:meta>
</office:document-meta>
</file>